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Фантазии</text:h>
      <text:p text:style-name="P1">1. Дирижабль-ледокол</text:p>
      <text:p text:style-name="P1">2. <text:span text:style-name="T3">Воздушный замок</text:span></text:p>
      <text:p text:style-name="P1">3. Воздушный авианосец (при том, что не падает на землю даже при полном выгорании — нужно добираться до него с земли, пробираться в резервную рубку управления и отключать автономный генератор, запечатанный в бронированном контейнере)</text:p>
      <text:p text:style-name="P1"><text:span text:style-name="T1">4. </text:span>Подземное море с тропами, проложенными по потолку пещеры — крепящимися к потолку помостами с промежуточными кабинками-убежищами от слизней-хищников</text:p>
      <text:p text:style-name="P2">5. <text:span text:style-name="T2">Передвижные деревянные крепости гномов. Передвигаются на огромных колёсах по равнинам. Становятся поперёк ручьёв (вода из ручья — источник энергии). Могут плавать (колёса служат гребными колёсами)</text:span></text:p>
      <text:p text:style-name="P1"/>
      <text:p text:style-name="P1">6. Парламентёр осаждающих приходит в крепость. </text:p>
      <text:p text:style-name="P1">- Немедленно откройте ворота!</text:p>
      <text:p text:style-name="P1">-И это всё? - вождь защищающихся отдаёт взглядом приказ. Ворота тотчас же открываются. На осаждающих из крепости вываливается толпа озверелых берсеркеров и рвёт всех на части.</text:p>
      <text:p text:style-name="P1">- Немедленно закройте ворота! - кричит парламентёр осаждающих.</text:p>
      <text:p text:style-name="P1">- Поздно!</text:p>
      <text:p text:style-name="P1"/>
      <text:p text:style-name="P1">7. Подземный лес из корней деревьев</text:p>
      <text:p text:style-name="P1">8. Дома на длинных сваях на бескрайнем мелком болоте размером с море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0T20:04:01.868000000</meta:creation-date>
    <dc:date>2017-06-25T11:53:04.19</dc:date>
    <meta:editing-duration>PT5H13M5S</meta:editing-duration>
    <meta:editing-cycles>6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13" meta:word-count="149" meta:character-count="1054"/>
  </office:meta>
</office:document-meta>
</file>